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20000033DB950FE3C.png" manifest:media-type="image/png"/>
  <manifest:file-entry manifest:full-path="Pictures/100000010000076A00000339CEEC8FA2.png" manifest:media-type="image/png"/>
  <manifest:file-entry manifest:full-path="Pictures/100000010000074E00000349523E9896.png" manifest:media-type="image/png"/>
  <manifest:file-entry manifest:full-path="Pictures/10000001000007540000033EE131503B.png" manifest:media-type="image/png"/>
  <manifest:file-entry manifest:full-path="Pictures/10000001000007320000032FEB647A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a80b" officeooo:paragraph-rsid="0019a80b"/>
    </style:style>
    <style:style style:name="P2" style:family="paragraph" style:parent-style-name="Standard">
      <style:text-properties officeooo:rsid="0019d7cf" officeooo:paragraph-rsid="0019a8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3.12.2024</text:p>
      <text:p text:style-name="P1"/>
      <text:p text:style-name="P1"><draw:frame draw:style-name="fr1" draw:name="Image5" text:anchor-type="char" svg:width="25.7cm" svg:height="11.171cm" draw:z-index="4"><draw:image xlink:href="Pictures/100000010000076A00000339CEEC8FA2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4" text:anchor-type="char" svg:width="25.7cm" svg:height="11.37cm" draw:z-index="3"><draw:image xlink:href="Pictures/10000001000007320000032FEB647A2A.png" xlink:type="simple" xlink:show="embed" xlink:actuate="onLoad" draw:mime-type="image/png"/></draw:frame><text:soft-page-break/></text:p>
      <text:p text:style-name="P1"/>
      <text:p text:style-name="P1"><draw:frame draw:style-name="fr2" draw:name="Image3" text:anchor-type="char" svg:width="25.7cm" svg:height="11.273cm" draw:z-index="2"><draw:image xlink:href="Pictures/10000001000007620000033DB950FE3C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2" draw:name="Image1" text:anchor-type="char" svg:width="25.7cm" svg:height="11.37cm" draw:z-index="0"><draw:image xlink:href="Pictures/10000001000007540000033EE131503B.png" xlink:type="simple" xlink:show="embed" xlink:actuate="onLoad" draw:mime-type="image/png"/></draw:frame><text:soft-page-break/></text:p>
      <text:p text:style-name="P1"/>
      <text:p text:style-name="P2"><draw:frame draw:style-name="fr2" draw:name="Image2" text:anchor-type="char" svg:width="25.7cm" svg:height="11.557cm" draw:z-index="1"><draw:image xlink:href="Pictures/100000010000074E00000349523E989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r" fo:country="H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13:40:25.191000000</meta:creation-date>
    <dc:date>2025-01-01T11:22:11.239000000</dc:date>
    <meta:editing-duration>PT2M31S</meta:editing-duration>
    <meta:editing-cycles>5</meta:editing-cycles>
    <meta:generator>LibreOffice/24.8.0.3$Windows_X86_64 LibreOffice_project/0bdf1299c94fe897b119f97f3c613e9dca6be583</meta:generator>
    <meta:document-statistic meta:table-count="0" meta:image-count="5" meta:object-count="0" meta:page-count="5" meta:paragraph-count="1" meta:word-count="1" meta:character-count="10" meta:non-whitespace-character-count="10"/>
  </office:meta>
</office:document-meta>
</file>